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7.15mm"/>
    </style:style>
    <style:style style:name="co2" style:family="table-column">
      <style:table-column-properties fo:break-before="auto" style:column-width="30.4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7" table:default-cell-style-name="Default"/>
        <table:table-column table:style-name="co3" table:number-columns-repeated="1006" table:default-cell-style-name="Default"/>
        <table:table-row table:style-name="ro1">
          <table:table-cell office:value-type="string" calcext:value-type="string">
            <text:p>Global Stream Statistics Counter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D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TxPortName</text:p>
          </table:table-cell>
          <table:table-cell table:number-columns-repeated="17" office:value-type="string" calcext:value-type="string">
            <text:p>Port 0/0/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StreamId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RxPortName</text:p>
          </table:table-cell>
          <table:table-cell office:value-type="string" calcext:value-type="string">
            <text:p>Port 0/0/1</text:p>
          </table:table-cell>
          <table:table-cell office:value-type="string" calcext:value-type="string">
            <text:p>Port 0/0/2</text:p>
          </table:table-cell>
          <table:table-cell office:value-type="string" calcext:value-type="string">
            <text:p>Port 0/0/3</text:p>
          </table:table-cell>
          <table:table-cell office:value-type="string" calcext:value-type="string">
            <text:p>Port 0/0/4</text:p>
          </table:table-cell>
          <table:table-cell office:value-type="string" calcext:value-type="string">
            <text:p>Port 0/0/5</text:p>
          </table:table-cell>
          <table:table-cell office:value-type="string" calcext:value-type="string">
            <text:p>Port 0/2/0</text:p>
          </table:table-cell>
          <table:table-cell office:value-type="string" calcext:value-type="string">
            <text:p>Port 0/2/1</text:p>
          </table:table-cell>
          <table:table-cell office:value-type="string" calcext:value-type="string">
            <text:p>Port 0/2/2</text:p>
          </table:table-cell>
          <table:table-cell office:value-type="string" calcext:value-type="string">
            <text:p>Port 0/2/3</text:p>
          </table:table-cell>
          <table:table-cell office:value-type="string" calcext:value-type="string">
            <text:p>Port 0/2/4</text:p>
          </table:table-cell>
          <table:table-cell office:value-type="string" calcext:value-type="string">
            <text:p>Port 0/2/5</text:p>
          </table:table-cell>
          <table:table-cell office:value-type="string" calcext:value-type="string">
            <text:p>Port 0/4/0</text:p>
          </table:table-cell>
          <table:table-cell office:value-type="string" calcext:value-type="string">
            <text:p>Port 0/4/1</text:p>
          </table:table-cell>
          <table:table-cell office:value-type="string" calcext:value-type="string">
            <text:p>Port 0/4/2</text:p>
          </table:table-cell>
          <table:table-cell office:value-type="string" calcext:value-type="string">
            <text:p>Port 0/4/3</text:p>
          </table:table-cell>
          <table:table-cell office:value-type="string" calcext:value-type="string">
            <text:p>Port 0/4/4</text:p>
          </table:table-cell>
          <table:table-cell office:value-type="string" calcext:value-type="string">
            <text:p>Port 0/4/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TidValueString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Description</text:p>
          </table:table-cell>
          <table:table-cell table:number-columns-repeated="17" office:value-type="string" calcext:value-type="string">
            <text:p>Stream number 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X Total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TxPercent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TxBpsL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TxBpsL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TxPps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TxBytes</text:p>
          </table:table-cell>
          <table:table-cell table:number-columns-repeated="17" office:value-type="float" office:value="636781322760" calcext:value-type="float">
            <text:p>63678132276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TxPackets</text:p>
          </table:table-cell>
          <table:table-cell table:number-columns-repeated="17" office:value-type="float" office:value="5788921116" calcext:value-type="float">
            <text:p>57889211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X Total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RxPercent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RxBpsL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RxBpsL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RxPps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RxBytes</text:p>
          </table:table-cell>
          <table:table-cell table:number-columns-repeated="10" office:value-type="float" office:value="636781322760" calcext:value-type="float">
            <text:p>636781322760</text:p>
          </table:table-cell>
          <table:table-cell office:value-type="float" office:value="636781321880" calcext:value-type="float">
            <text:p>636781321880</text:p>
          </table:table-cell>
          <table:table-cell office:value-type="float" office:value="636781322100" calcext:value-type="float">
            <text:p>636781322100</text:p>
          </table:table-cell>
          <table:table-cell office:value-type="float" office:value="636781322320" calcext:value-type="float">
            <text:p>636781322320</text:p>
          </table:table-cell>
          <table:table-cell office:value-type="float" office:value="636781322760" calcext:value-type="float">
            <text:p>636781322760</text:p>
          </table:table-cell>
          <table:table-cell office:value-type="float" office:value="636781340140" calcext:value-type="float">
            <text:p>636781340140</text:p>
          </table:table-cell>
          <table:table-cell office:value-type="float" office:value="636781321220" calcext:value-type="float">
            <text:p>636781321220</text:p>
          </table:table-cell>
          <table:table-cell office:value-type="float" office:value="636781271720" calcext:value-type="float">
            <text:p>6367812717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RxPackets</text:p>
          </table:table-cell>
          <table:table-cell table:number-columns-repeated="10" office:value-type="float" office:value="5788921116" calcext:value-type="float">
            <text:p>5788921116</text:p>
          </table:table-cell>
          <table:table-cell office:value-type="float" office:value="5788921108" calcext:value-type="float">
            <text:p>5788921108</text:p>
          </table:table-cell>
          <table:table-cell office:value-type="float" office:value="5788921110" calcext:value-type="float">
            <text:p>5788921110</text:p>
          </table:table-cell>
          <table:table-cell office:value-type="float" office:value="5788921112" calcext:value-type="float">
            <text:p>5788921112</text:p>
          </table:table-cell>
          <table:table-cell office:value-type="float" office:value="5788921116" calcext:value-type="float">
            <text:p>5788921116</text:p>
          </table:table-cell>
          <table:table-cell office:value-type="float" office:value="5788921274" calcext:value-type="float">
            <text:p>5788921274</text:p>
          </table:table-cell>
          <table:table-cell office:value-type="float" office:value="5788921102" calcext:value-type="float">
            <text:p>5788921102</text:p>
          </table:table-cell>
          <table:table-cell office:value-type="float" office:value="5788920652" calcext:value-type="float">
            <text:p>578892065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X Error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TxRxDiff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64" calcext:value-type="float">
            <text:p>464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<text:s text:c="2"/>LostPacket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64" calcext:value-type="float">
            <text:p>464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<text:s text:c="2"/>MisorderPackets</text:p>
          </table:table-cell>
          <table:table-cell table:number-columns-repeated="1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<text:s text:c="2"/>PayloadErrors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BitErrorRat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7.039782047572" calcext:value-type="float">
            <text:p>57,03978204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X Latenc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AggrMinLatency</text:p>
          </table:table-cell>
          <table:table-cell table:number-columns-repeated="5" office:value-type="float" office:value="2559" calcext:value-type="float">
            <text:p>2559</text:p>
          </table:table-cell>
          <table:table-cell office:value-type="float" office:value="4555" calcext:value-type="float">
            <text:p>4555</text:p>
          </table:table-cell>
          <table:table-cell office:value-type="float" office:value="4459" calcext:value-type="float">
            <text:p>4459</text:p>
          </table:table-cell>
          <table:table-cell office:value-type="float" office:value="4483" calcext:value-type="float">
            <text:p>4483</text:p>
          </table:table-cell>
          <table:table-cell office:value-type="float" office:value="4459" calcext:value-type="float">
            <text:p>4459</text:p>
          </table:table-cell>
          <table:table-cell table:number-columns-repeated="2" office:value-type="float" office:value="7033" calcext:value-type="float">
            <text:p>7033</text:p>
          </table:table-cell>
          <table:table-cell table:number-columns-repeated="2" office:value-type="float" office:value="7137" calcext:value-type="float">
            <text:p>7137</text:p>
          </table:table-cell>
          <table:table-cell office:value-type="float" office:value="9639" calcext:value-type="float">
            <text:p>9639</text:p>
          </table:table-cell>
          <table:table-cell office:value-type="float" office:value="9663" calcext:value-type="float">
            <text:p>9663</text:p>
          </table:table-cell>
          <table:table-cell office:value-type="float" office:value="9639" calcext:value-type="float">
            <text:p>9639</text:p>
          </table:table-cell>
          <table:table-cell office:value-type="float" office:value="9687" calcext:value-type="float">
            <text:p>968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AggrAvgLatency</text:p>
          </table:table-cell>
          <table:table-cell office:value-type="float" office:value="3171" calcext:value-type="float">
            <text:p>3171</text:p>
          </table:table-cell>
          <table:table-cell office:value-type="float" office:value="3131" calcext:value-type="float">
            <text:p>3131</text:p>
          </table:table-cell>
          <table:table-cell office:value-type="float" office:value="3207" calcext:value-type="float">
            <text:p>3207</text:p>
          </table:table-cell>
          <table:table-cell office:value-type="float" office:value="3197" calcext:value-type="float">
            <text:p>3197</text:p>
          </table:table-cell>
          <table:table-cell office:value-type="float" office:value="3231" calcext:value-type="float">
            <text:p>3231</text:p>
          </table:table-cell>
          <table:table-cell office:value-type="float" office:value="5358" calcext:value-type="float">
            <text:p>5358</text:p>
          </table:table-cell>
          <table:table-cell office:value-type="float" office:value="5362" calcext:value-type="float">
            <text:p>5362</text:p>
          </table:table-cell>
          <table:table-cell office:value-type="float" office:value="5382" calcext:value-type="float">
            <text:p>5382</text:p>
          </table:table-cell>
          <table:table-cell office:value-type="float" office:value="5360" calcext:value-type="float">
            <text:p>5360</text:p>
          </table:table-cell>
          <table:table-cell office:value-type="float" office:value="8058" calcext:value-type="float">
            <text:p>8058</text:p>
          </table:table-cell>
          <table:table-cell office:value-type="float" office:value="8049" calcext:value-type="float">
            <text:p>8049</text:p>
          </table:table-cell>
          <table:table-cell office:value-type="float" office:value="8168" calcext:value-type="float">
            <text:p>8168</text:p>
          </table:table-cell>
          <table:table-cell office:value-type="float" office:value="8154" calcext:value-type="float">
            <text:p>8154</text:p>
          </table:table-cell>
          <table:table-cell office:value-type="float" office:value="10882" calcext:value-type="float">
            <text:p>10882</text:p>
          </table:table-cell>
          <table:table-cell office:value-type="float" office:value="10892" calcext:value-type="float">
            <text:p>10892</text:p>
          </table:table-cell>
          <table:table-cell office:value-type="float" office:value="10881" calcext:value-type="float">
            <text:p>10881</text:p>
          </table:table-cell>
          <table:table-cell office:value-type="float" office:value="10931" calcext:value-type="float">
            <text:p>1093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AggrMaxLatency</text:p>
          </table:table-cell>
          <table:table-cell office:value-type="float" office:value="19108" calcext:value-type="float">
            <text:p>19108</text:p>
          </table:table-cell>
          <table:table-cell office:value-type="float" office:value="16029" calcext:value-type="float">
            <text:p>16029</text:p>
          </table:table-cell>
          <table:table-cell office:value-type="float" office:value="19180" calcext:value-type="float">
            <text:p>19180</text:p>
          </table:table-cell>
          <table:table-cell office:value-type="float" office:value="19156" calcext:value-type="float">
            <text:p>19156</text:p>
          </table:table-cell>
          <table:table-cell office:value-type="float" office:value="19132" calcext:value-type="float">
            <text:p>19132</text:p>
          </table:table-cell>
          <table:table-cell table:number-columns-repeated="2" office:value-type="float" office:value="22043" calcext:value-type="float">
            <text:p>22043</text:p>
          </table:table-cell>
          <table:table-cell table:number-columns-repeated="2" office:value-type="float" office:value="28153" calcext:value-type="float">
            <text:p>28153</text:p>
          </table:table-cell>
          <table:table-cell office:value-type="float" office:value="28898" calcext:value-type="float">
            <text:p>28898</text:p>
          </table:table-cell>
          <table:table-cell office:value-type="float" office:value="28730" calcext:value-type="float">
            <text:p>28730</text:p>
          </table:table-cell>
          <table:table-cell table:number-columns-repeated="2" office:value-type="float" office:value="28858" calcext:value-type="float">
            <text:p>28858</text:p>
          </table:table-cell>
          <table:table-cell office:value-type="float" office:value="27463" calcext:value-type="float">
            <text:p>27463</text:p>
          </table:table-cell>
          <table:table-cell table:number-columns-repeated="2" office:value-type="float" office:value="27487" calcext:value-type="float">
            <text:p>27487</text:p>
          </table:table-cell>
          <table:table-cell office:value-type="float" office:value="27535" calcext:value-type="float">
            <text:p>2753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AggrLatencyRange</text:p>
          </table:table-cell>
          <table:table-cell office:value-type="float" office:value="16549" calcext:value-type="float">
            <text:p>16549</text:p>
          </table:table-cell>
          <table:table-cell office:value-type="float" office:value="13470" calcext:value-type="float">
            <text:p>13470</text:p>
          </table:table-cell>
          <table:table-cell office:value-type="float" office:value="16621" calcext:value-type="float">
            <text:p>16621</text:p>
          </table:table-cell>
          <table:table-cell office:value-type="float" office:value="16597" calcext:value-type="float">
            <text:p>16597</text:p>
          </table:table-cell>
          <table:table-cell office:value-type="float" office:value="16573" calcext:value-type="float">
            <text:p>16573</text:p>
          </table:table-cell>
          <table:table-cell office:value-type="float" office:value="17488" calcext:value-type="float">
            <text:p>17488</text:p>
          </table:table-cell>
          <table:table-cell office:value-type="float" office:value="17584" calcext:value-type="float">
            <text:p>17584</text:p>
          </table:table-cell>
          <table:table-cell office:value-type="float" office:value="23670" calcext:value-type="float">
            <text:p>23670</text:p>
          </table:table-cell>
          <table:table-cell office:value-type="float" office:value="23694" calcext:value-type="float">
            <text:p>23694</text:p>
          </table:table-cell>
          <table:table-cell office:value-type="float" office:value="21865" calcext:value-type="float">
            <text:p>21865</text:p>
          </table:table-cell>
          <table:table-cell office:value-type="float" office:value="21697" calcext:value-type="float">
            <text:p>21697</text:p>
          </table:table-cell>
          <table:table-cell table:number-columns-repeated="2" office:value-type="float" office:value="21721" calcext:value-type="float">
            <text:p>21721</text:p>
          </table:table-cell>
          <table:table-cell table:number-columns-repeated="2" office:value-type="float" office:value="17824" calcext:value-type="float">
            <text:p>17824</text:p>
          </table:table-cell>
          <table:table-cell table:number-columns-repeated="2" office:value-type="float" office:value="17848" calcext:value-type="float">
            <text:p>1784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CurrMinLatency</text:p>
          </table:table-cell>
          <table:table-cell table:number-columns-repeated="17" office:value-type="string" calcext:value-type="string">
            <text:p>N/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CurrAvgLatency</text:p>
          </table:table-cell>
          <table:table-cell table:number-columns-repeated="17" office:value-type="string" calcext:value-type="string">
            <text:p>N/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CurrMaxLatency</text:p>
          </table:table-cell>
          <table:table-cell table:number-columns-repeated="17" office:value-type="string" calcext:value-type="string">
            <text:p>N/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CurrLatencyRange</text:p>
          </table:table-cell>
          <table:table-cell table:number-columns-repeated="17" office:value-type="string" calcext:value-type="string">
            <text:p>N/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X Jitter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AggrMinJitter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AggrAvgJitter</text:p>
          </table:table-cell>
          <table:table-cell office:value-type="float" office:value="131" calcext:value-type="float">
            <text:p>131</text:p>
          </table:table-cell>
          <table:table-cell office:value-type="float" office:value="111" calcext:value-type="float">
            <text:p>111</text:p>
          </table:table-cell>
          <table:table-cell office:value-type="float" office:value="131" calcext:value-type="float">
            <text:p>131</text:p>
          </table:table-cell>
          <table:table-cell office:value-type="float" office:value="130" calcext:value-type="float">
            <text:p>130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  <table:table-cell office:value-type="float" office:value="147" calcext:value-type="float">
            <text:p>147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AggrMaxJitter</text:p>
          </table:table-cell>
          <table:table-cell office:value-type="float" office:value="16356" calcext:value-type="float">
            <text:p>16356</text:p>
          </table:table-cell>
          <table:table-cell office:value-type="float" office:value="13253" calcext:value-type="float">
            <text:p>13253</text:p>
          </table:table-cell>
          <table:table-cell office:value-type="float" office:value="16380" calcext:value-type="float">
            <text:p>16380</text:p>
          </table:table-cell>
          <table:table-cell office:value-type="float" office:value="16356" calcext:value-type="float">
            <text:p>16356</text:p>
          </table:table-cell>
          <table:table-cell office:value-type="float" office:value="16308" calcext:value-type="float">
            <text:p>16308</text:p>
          </table:table-cell>
          <table:table-cell table:number-columns-repeated="2" office:value-type="float" office:value="17078" calcext:value-type="float">
            <text:p>17078</text:p>
          </table:table-cell>
          <table:table-cell office:value-type="float" office:value="23260" calcext:value-type="float">
            <text:p>23260</text:p>
          </table:table-cell>
          <table:table-cell office:value-type="float" office:value="23573" calcext:value-type="float">
            <text:p>23573</text:p>
          </table:table-cell>
          <table:table-cell office:value-type="float" office:value="21408" calcext:value-type="float">
            <text:p>21408</text:p>
          </table:table-cell>
          <table:table-cell office:value-type="float" office:value="21239" calcext:value-type="float">
            <text:p>21239</text:p>
          </table:table-cell>
          <table:table-cell table:number-columns-repeated="2" office:value-type="float" office:value="21263" calcext:value-type="float">
            <text:p>21263</text:p>
          </table:table-cell>
          <table:table-cell office:value-type="float" office:value="17078" calcext:value-type="float">
            <text:p>17078</text:p>
          </table:table-cell>
          <table:table-cell office:value-type="float" office:value="17102" calcext:value-type="float">
            <text:p>17102</text:p>
          </table:table-cell>
          <table:table-cell table:number-columns-repeated="2" office:value-type="float" office:value="17126" calcext:value-type="float">
            <text:p>171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AggrJitterRange</text:p>
          </table:table-cell>
          <table:table-cell office:value-type="float" office:value="16356" calcext:value-type="float">
            <text:p>16356</text:p>
          </table:table-cell>
          <table:table-cell office:value-type="float" office:value="13253" calcext:value-type="float">
            <text:p>13253</text:p>
          </table:table-cell>
          <table:table-cell office:value-type="float" office:value="16380" calcext:value-type="float">
            <text:p>16380</text:p>
          </table:table-cell>
          <table:table-cell office:value-type="float" office:value="16356" calcext:value-type="float">
            <text:p>16356</text:p>
          </table:table-cell>
          <table:table-cell office:value-type="float" office:value="16308" calcext:value-type="float">
            <text:p>16308</text:p>
          </table:table-cell>
          <table:table-cell table:number-columns-repeated="2" office:value-type="float" office:value="17078" calcext:value-type="float">
            <text:p>17078</text:p>
          </table:table-cell>
          <table:table-cell office:value-type="float" office:value="23260" calcext:value-type="float">
            <text:p>23260</text:p>
          </table:table-cell>
          <table:table-cell office:value-type="float" office:value="23573" calcext:value-type="float">
            <text:p>23573</text:p>
          </table:table-cell>
          <table:table-cell office:value-type="float" office:value="21408" calcext:value-type="float">
            <text:p>21408</text:p>
          </table:table-cell>
          <table:table-cell office:value-type="float" office:value="21239" calcext:value-type="float">
            <text:p>21239</text:p>
          </table:table-cell>
          <table:table-cell table:number-columns-repeated="2" office:value-type="float" office:value="21263" calcext:value-type="float">
            <text:p>21263</text:p>
          </table:table-cell>
          <table:table-cell office:value-type="float" office:value="17078" calcext:value-type="float">
            <text:p>17078</text:p>
          </table:table-cell>
          <table:table-cell office:value-type="float" office:value="17102" calcext:value-type="float">
            <text:p>17102</text:p>
          </table:table-cell>
          <table:table-cell table:number-columns-repeated="2" office:value-type="float" office:value="17126" calcext:value-type="float">
            <text:p>171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CurrMinJitter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CurrAvgJitter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CurrMaxJitter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CurrJitterRange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6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09:50:48.827000000</meta:creation-date>
    <dc:date>2016-08-16T14:00:20.318000000</dc:date>
    <meta:editing-duration>PT2H34M14S</meta:editing-duration>
    <meta:editing-cycles>2</meta:editing-cycles>
    <meta:generator>LibreOffice/5.0.2.2$Windows_x86 LibreOffice_project/37b43f919e4de5eeaca9b9755ed688758a8251fe</meta:generator>
    <meta:document-statistic meta:table-count="1" meta:cell-count="691" meta:object-count="0"/>
  </office:meta>
</office:document-meta>
</file>